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075in"/>
    </style:style>
    <style:style style:name="co3" style:family="table-column">
      <style:table-column-properties fo:break-before="auto" style:column-width="1.3291in"/>
    </style:style>
    <style:style style:name="co4" style:family="table-column">
      <style:table-column-properties fo:break-before="auto" style:column-width="1.1681in"/>
    </style:style>
    <style:style style:name="co5" style:family="table-column">
      <style:table-column-properties fo:break-before="auto" style:column-width="1.1791in"/>
    </style:style>
    <style:style style:name="co6" style:family="table-column">
      <style:table-column-properties fo:break-before="auto" style:column-width="1.2646in"/>
    </style:style>
    <style:style style:name="co7" style:family="table-column">
      <style:table-column-properties fo:break-before="auto" style:column-width="0.7929in"/>
    </style:style>
    <style:style style:name="co8" style:family="table-column">
      <style:table-column-properties fo:break-before="auto" style:column-width="0.5146in"/>
    </style:style>
    <style:style style:name="co9" style:family="table-column">
      <style:table-column-properties fo:break-before="auto" style:column-width="1.9618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21"/>
    <style:style style:name="ce2" style:family="table-cell" style:parent-style-name="Default" style:data-style-name="N2"/>
    <style:style style:name="ce3" style:family="table-cell" style:parent-style-name="Default" style:data-style-name="N122"/>
    <style:style style:name="ce4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3"/>
        <table:table-column table:style-name="co6" table:default-cell-style-name="ce2"/>
        <table:table-column table:style-name="co7" table:default-cell-style-name="ce1"/>
        <table:table-column table:style-name="co8" table:default-cell-style-name="ce2"/>
        <table:table-column table:style-name="co8" table:default-cell-style-name="ce4"/>
        <table:table-column table:style-name="co9" table:default-cell-style-name="ce4"/>
        <table:table-column table:style-name="co9" table:default-cell-style-name="Default"/>
        <table:table-row table:style-name="ro1">
          <table:table-cell office:value-type="string" calcext:value-type="string">
            <text:p>Messung</text:p>
          </table:table-cell>
          <table:table-cell office:value-type="string" calcext:value-type="string">
            <text:p>Anfangstemperatur [°C]</text:p>
          </table:table-cell>
          <table:table-cell office:value-type="string" calcext:value-type="string">
            <text:p>Endtemperatur [°C]</text:p>
          </table:table-cell>
          <table:table-cell office:value-type="string" calcext:value-type="string">
            <text:p>Mittelwert [K]</text:p>
          </table:table-cell>
          <table:table-cell office:value-type="string" calcext:value-type="string">
            <text:p>1/T</text:p>
          </table:table-cell>
          <table:table-cell office:value-type="string" calcext:value-type="string">
            <text:p>Fehler 1/T</text:p>
          </table:table-cell>
          <table:table-cell office:value-type="string" calcext:value-type="string">
            <text:p>Fallzeit [s]</text:p>
          </table:table-cell>
          <table:table-cell office:value-type="string" calcext:value-type="string">
            <text:p>Fehler t</text:p>
          </table:table-cell>
          <table:table-cell office:value-type="string" calcext:value-type="string">
            <text:p>Kugel</text:p>
          </table:table-cell>
          <table:table-cell office:value-type="string" calcext:value-type="string">
            <text:p>Strecke</text:p>
          </table:table-cell>
          <table:table-cell office:value-type="string" calcext:value-type="string">
            <text:p>Kommentar</text:p>
          </table:table-cell>
        </table:table-row>
        <table:table-row table:style-name="ro1">
          <table:table-cell office:value-type="string" calcext:value-type="string">
            <text:p>Fehler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table:number-columns-repeated="2"/>
          <table:table-cell table:style-name="ce2" office:value-type="float" office:value="0.42" calcext:value-type="float">
            <text:p>0.42</text:p>
          </table:table-cell>
          <table:table-cell table:number-columns-repeated="2"/>
          <table:table-cell office:value-type="string" calcext:value-type="string">
            <text:p>0.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  <table:table-cell office:value-type="float" office:value="12.1" calcext:value-type="float">
            <text:p>12.1</text:p>
          </table:table-cell>
          <table:table-cell table:formula="of:=([.B3]+[.C3])/2 + 273.15" office:value-type="float" office:value="285" calcext:value-type="float">
            <text:p>285.00</text:p>
          </table:table-cell>
          <table:table-cell table:formula="of:=1/[.D3]" office:value-type="float" office:value="0.00350877192982456" calcext:value-type="float">
            <text:p>3.5088E-003</text:p>
          </table:table-cell>
          <table:table-cell table:style-name="ce3" table:formula="of:=0.28/([.D3]^2)" office:value-type="float" office:value="0.00000344721452754694" calcext:value-type="float">
            <text:p>3.4472E-006</text:p>
          </table:table-cell>
          <table:table-cell table:formula="of:=120+16.4" office:value-type="float" office:value="136.4" calcext:value-type="float">
            <text:p>136.4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1" calcext:value-type="float">
            <text:p>13.1</text:p>
          </table:table-cell>
          <table:table-cell office:value-type="float" office:value="13.3" calcext:value-type="float">
            <text:p>13.3</text:p>
          </table:table-cell>
          <table:table-cell table:formula="of:=([.B4]+[.C4])/2 + 273.15" office:value-type="float" office:value="286.35" calcext:value-type="float">
            <text:p>286.35</text:p>
          </table:table-cell>
          <table:table-cell table:formula="of:=1/[.D4]" office:value-type="float" office:value="0.0034922297887201" calcext:value-type="float">
            <text:p>3.4922E-003</text:p>
          </table:table-cell>
          <table:table-cell table:style-name="ce3" table:formula="of:=0.28/([.D4]^2)" office:value-type="float" office:value="0.00000341478729122273" calcext:value-type="float">
            <text:p>3.4148E-006</text:p>
          </table:table-cell>
          <table:table-cell table:formula="of:=60+58" office:value-type="float" office:value="118" calcext:value-type="float">
            <text:p>118.0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.0</text:p>
          </table:table-cell>
          <table:table-cell office:value-type="float" office:value="14.2" calcext:value-type="float">
            <text:p>14.2</text:p>
          </table:table-cell>
          <table:table-cell table:formula="of:=([.B5]+[.C5])/2 + 273.15" office:value-type="float" office:value="287.25" calcext:value-type="float">
            <text:p>287.25</text:p>
          </table:table-cell>
          <table:table-cell table:formula="of:=1/[.D5]" office:value-type="float" office:value="0.00348128807658834" calcext:value-type="float">
            <text:p>3.4813E-003</text:p>
          </table:table-cell>
          <table:table-cell table:style-name="ce3" table:formula="of:=0.28/([.D5]^2)" office:value-type="float" office:value="0.00000339342266821492" calcext:value-type="float">
            <text:p>3.3934E-006</text:p>
          </table:table-cell>
          <table:table-cell table:formula="of:=60+45.5" office:value-type="float" office:value="105.5" calcext:value-type="float">
            <text:p>105.5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7" calcext:value-type="float">
            <text:p>14.7</text:p>
          </table:table-cell>
          <table:table-cell office:value-type="float" office:value="14.9" calcext:value-type="float">
            <text:p>14.9</text:p>
          </table:table-cell>
          <table:table-cell table:formula="of:=([.B6]+[.C6])/2 + 273.15" office:value-type="float" office:value="287.95" calcext:value-type="float">
            <text:p>287.95</text:p>
          </table:table-cell>
          <table:table-cell table:formula="of:=1/[.D6]" office:value-type="float" office:value="0.00347282514325404" calcext:value-type="float">
            <text:p>3.4728E-003</text:p>
          </table:table-cell>
          <table:table-cell table:style-name="ce3" table:formula="of:=0.28/([.D6]^2)" office:value-type="float" office:value="0.00000337694405317288" calcext:value-type="float">
            <text:p>3.3769E-006</text:p>
          </table:table-cell>
          <table:table-cell table:formula="of:=60+35.9" office:value-type="float" office:value="95.9" calcext:value-type="float">
            <text:p>95.9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.3" calcext:value-type="float">
            <text:p>15.3</text:p>
          </table:table-cell>
          <table:table-cell office:value-type="float" office:value="15.4" calcext:value-type="float">
            <text:p>15.4</text:p>
          </table:table-cell>
          <table:table-cell table:formula="of:=([.B7]+[.C7])/2 + 273.15" office:value-type="float" office:value="288.5" calcext:value-type="float">
            <text:p>288.50</text:p>
          </table:table-cell>
          <table:table-cell table:formula="of:=1/[.D7]" office:value-type="float" office:value="0.00346620450606586" calcext:value-type="float">
            <text:p>3.4662E-003</text:p>
          </table:table-cell>
          <table:table-cell table:style-name="ce3" table:formula="of:=0.28/([.D7]^2)" office:value-type="float" office:value="0.00000336408062980395" calcext:value-type="float">
            <text:p>3.3641E-006</text:p>
          </table:table-cell>
          <table:table-cell table:formula="of:=60+27.5" office:value-type="float" office:value="87.5" calcext:value-type="float">
            <text:p>87.5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.0</text:p>
          </table:table-cell>
          <table:table-cell office:value-type="float" office:value="16.1" calcext:value-type="float">
            <text:p>16.1</text:p>
          </table:table-cell>
          <table:table-cell table:formula="of:=([.B8]+[.C8])/2 + 273.15" office:value-type="float" office:value="289.2" calcext:value-type="float">
            <text:p>289.20</text:p>
          </table:table-cell>
          <table:table-cell table:formula="of:=1/[.D8]" office:value-type="float" office:value="0.00345781466113416" calcext:value-type="float">
            <text:p>3.4578E-003</text:p>
          </table:table-cell>
          <table:table-cell table:style-name="ce3" table:formula="of:=0.28/([.D8]^2)" office:value-type="float" office:value="0.00000334781502461122" calcext:value-type="float">
            <text:p>3.3478E-006</text:p>
          </table:table-cell>
          <table:table-cell table:formula="of:=60+21" office:value-type="float" office:value="81" calcext:value-type="float">
            <text:p>81.0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.5" calcext:value-type="float">
            <text:p>16.5</text:p>
          </table:table-cell>
          <table:table-cell office:value-type="float" office:value="16.7" calcext:value-type="float">
            <text:p>16.7</text:p>
          </table:table-cell>
          <table:table-cell table:formula="of:=([.B9]+[.C9])/2 + 273.15" office:value-type="float" office:value="289.75" calcext:value-type="float">
            <text:p>289.75</text:p>
          </table:table-cell>
          <table:table-cell table:formula="of:=1/[.D9]" office:value-type="float" office:value="0.00345125107851596" calcext:value-type="float">
            <text:p>3.4513E-003</text:p>
          </table:table-cell>
          <table:table-cell table:style-name="ce3" table:formula="of:=0.28/([.D9]^2)" office:value-type="float" office:value="0.00000333511752194813" calcext:value-type="float">
            <text:p>3.3351E-006</text:p>
          </table:table-cell>
          <table:table-cell table:formula="of:=60+18.2" office:value-type="float" office:value="78.2" calcext:value-type="float">
            <text:p>78.2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.1" calcext:value-type="float">
            <text:p>17.1</text:p>
          </table:table-cell>
          <table:table-cell office:value-type="float" office:value="17.2" calcext:value-type="float">
            <text:p>17.2</text:p>
          </table:table-cell>
          <table:table-cell table:formula="of:=([.B10]+[.C10])/2 + 273.15" office:value-type="float" office:value="290.3" calcext:value-type="float">
            <text:p>290.30</text:p>
          </table:table-cell>
          <table:table-cell table:formula="of:=1/[.D10]" office:value-type="float" office:value="0.0034447123665174" calcext:value-type="float">
            <text:p>3.4447E-003</text:p>
          </table:table-cell>
          <table:table-cell table:style-name="ce3" table:formula="of:=0.28/([.D10]^2)" office:value-type="float" office:value="0.00000332249212065061" calcext:value-type="float">
            <text:p>3.3225E-006</text:p>
          </table:table-cell>
          <table:table-cell table:formula="of:=60+12.4" office:value-type="float" office:value="72.4" calcext:value-type="float">
            <text:p>72.4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.6" calcext:value-type="float">
            <text:p>17.6</text:p>
          </table:table-cell>
          <table:table-cell office:value-type="float" office:value="17.7" calcext:value-type="float">
            <text:p>17.7</text:p>
          </table:table-cell>
          <table:table-cell table:formula="of:=([.B11]+[.C11])/2 + 273.15" office:value-type="float" office:value="290.8" calcext:value-type="float">
            <text:p>290.80</text:p>
          </table:table-cell>
          <table:table-cell table:formula="of:=1/[.D11]" office:value-type="float" office:value="0.00343878954607978" calcext:value-type="float">
            <text:p>3.4388E-003</text:p>
          </table:table-cell>
          <table:table-cell table:style-name="ce3" table:formula="of:=0.28/([.D11]^2)" office:value-type="float" office:value="0.00000331107659182372" calcext:value-type="float">
            <text:p>3.3111E-006</text:p>
          </table:table-cell>
          <table:table-cell table:formula="of:=60+10.4" office:value-type="float" office:value="70.4" calcext:value-type="float">
            <text:p>70.4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20.60</text:p>
          </table:table-cell>
          <table:table-cell office:value-type="string" calcext:value-type="string">
            <text:p>Gegen Glas geklopf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.0</text:p>
          </table:table-cell>
          <table:table-cell office:value-type="float" office:value="18.1" calcext:value-type="float">
            <text:p>18.1</text:p>
          </table:table-cell>
          <table:table-cell table:formula="of:=([.B12]+[.C12])/2 + 273.15" office:value-type="float" office:value="291.2" calcext:value-type="float">
            <text:p>291.20</text:p>
          </table:table-cell>
          <table:table-cell table:formula="of:=1/[.D12]" office:value-type="float" office:value="0.00343406593406593" calcext:value-type="float">
            <text:p>3.4341E-003</text:p>
          </table:table-cell>
          <table:table-cell table:style-name="ce3" table:formula="of:=0.28/([.D12]^2)" office:value-type="float" office:value="0.0000033019864750634" calcext:value-type="float">
            <text:p>3.3020E-006</text:p>
          </table:table-cell>
          <table:table-cell table:formula="of:=60+7" office:value-type="float" office:value="67" calcext:value-type="float">
            <text:p>67.0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.4" calcext:value-type="float">
            <text:p>18.4</text:p>
          </table:table-cell>
          <table:table-cell office:value-type="float" office:value="18.5" calcext:value-type="float">
            <text:p>18.5</text:p>
          </table:table-cell>
          <table:table-cell table:formula="of:=([.B13]+[.C13])/2 + 273.15" office:value-type="float" office:value="291.6" calcext:value-type="float">
            <text:p>291.60</text:p>
          </table:table-cell>
          <table:table-cell table:formula="of:=1/[.D13]" office:value-type="float" office:value="0.00342935528120713" calcext:value-type="float">
            <text:p>3.4294E-003</text:p>
          </table:table-cell>
          <table:table-cell table:style-name="ce3" table:formula="of:=0.28/([.D13]^2)" office:value-type="float" office:value="0.00000329293374052811" calcext:value-type="float">
            <text:p>3.2929E-006</text:p>
          </table:table-cell>
          <table:table-cell office:value-type="float" office:value="64.6" calcext:value-type="float">
            <text:p>64.6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.0</text:p>
          </table:table-cell>
          <table:table-cell office:value-type="float" office:value="11.3" calcext:value-type="float">
            <text:p>11.3</text:p>
          </table:table-cell>
          <table:table-cell table:formula="of:=([.B14]+[.C14])/2 + 273.15" office:value-type="float" office:value="284.3" calcext:value-type="float">
            <text:p>284.30</text:p>
          </table:table-cell>
          <table:table-cell table:formula="of:=1/[.D14]" office:value-type="float" office:value="0.00351741118536757" calcext:value-type="float">
            <text:p>3.5174E-003</text:p>
          </table:table-cell>
          <table:table-cell table:style-name="ce3" table:formula="of:=0.28/([.D14]^2)" office:value-type="float" office:value="0.00000346421080514569" calcext:value-type="float">
            <text:p>3.4642E-006</text:p>
          </table:table-cell>
          <table:table-cell office:value-type="float" office:value="61.1" calcext:value-type="float">
            <text:p>61.1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7" calcext:value-type="float">
            <text:p>12.7</text:p>
          </table:table-cell>
          <table:table-cell office:value-type="float" office:value="12.9" calcext:value-type="float">
            <text:p>12.9</text:p>
          </table:table-cell>
          <table:table-cell table:formula="of:=([.B15]+[.C15])/2 + 273.15" office:value-type="float" office:value="285.95" calcext:value-type="float">
            <text:p>285.95</text:p>
          </table:table-cell>
          <table:table-cell table:formula="of:=1/[.D15]" office:value-type="float" office:value="0.00349711488022382" calcext:value-type="float">
            <text:p>3.4971E-003</text:p>
          </table:table-cell>
          <table:table-cell table:style-name="ce3" table:formula="of:=0.28/([.D15]^2)" office:value-type="float" office:value="0.00000342434749593519" calcext:value-type="float">
            <text:p>3.4243E-006</text:p>
          </table:table-cell>
          <table:table-cell office:value-type="float" office:value="54.5" calcext:value-type="float">
            <text:p>54.5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7" calcext:value-type="float">
            <text:p>13.7</text:p>
          </table:table-cell>
          <table:table-cell office:value-type="float" office:value="13.8" calcext:value-type="float">
            <text:p>13.8</text:p>
          </table:table-cell>
          <table:table-cell table:formula="of:=([.B16]+[.C16])/2 + 273.15" office:value-type="float" office:value="286.9" calcext:value-type="float">
            <text:p>286.90</text:p>
          </table:table-cell>
          <table:table-cell table:formula="of:=1/[.D16]" office:value-type="float" office:value="0.00348553502962705" calcext:value-type="float">
            <text:p>3.4855E-003</text:p>
          </table:table-cell>
          <table:table-cell table:style-name="ce3" table:formula="of:=0.28/([.D16]^2)" office:value-type="float" office:value="0.00000340170724397202" calcext:value-type="float">
            <text:p>3.4017E-006</text:p>
          </table:table-cell>
          <table:table-cell office:value-type="float" office:value="48.3" calcext:value-type="float">
            <text:p>48.3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5" calcext:value-type="float">
            <text:p>14.5</text:p>
          </table:table-cell>
          <table:table-cell office:value-type="float" office:value="14.6" calcext:value-type="float">
            <text:p>14.6</text:p>
          </table:table-cell>
          <table:table-cell table:formula="of:=([.B17]+[.C17])/2 + 273.15" office:value-type="float" office:value="287.7" calcext:value-type="float">
            <text:p>287.70</text:p>
          </table:table-cell>
          <table:table-cell table:formula="of:=1/[.D17]" office:value-type="float" office:value="0.00347584289190129" calcext:value-type="float">
            <text:p>3.4758E-003</text:p>
          </table:table-cell>
          <table:table-cell table:style-name="ce3" table:formula="of:=0.28/([.D17]^2)" office:value-type="float" office:value="0.0000033828154665706" calcext:value-type="float">
            <text:p>3.3828E-006</text:p>
          </table:table-cell>
          <table:table-cell office:value-type="float" office:value="42.2" calcext:value-type="float">
            <text:p>42.2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5.2" calcext:value-type="float">
            <text:p>15.2</text:p>
          </table:table-cell>
          <table:table-cell table:formula="of:=([.B18]+[.C18])/2 + 273.15" office:value-type="float" office:value="288.35" calcext:value-type="float">
            <text:p>288.35</text:p>
          </table:table-cell>
          <table:table-cell table:formula="of:=1/[.D18]" office:value-type="float" office:value="0.00346800762961678" calcext:value-type="float">
            <text:p>3.4680E-003</text:p>
          </table:table-cell>
          <table:table-cell table:style-name="ce3" table:formula="of:=0.28/([.D18]^2)" office:value-type="float" office:value="0.00000336758153734246" calcext:value-type="float">
            <text:p>3.3676E-006</text:p>
          </table:table-cell>
          <table:table-cell office:value-type="float" office:value="39" calcext:value-type="float">
            <text:p>39.0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5.8" calcext:value-type="float">
            <text:p>15.8</text:p>
          </table:table-cell>
          <table:table-cell table:formula="of:=([.B19]+[.C19])/2 + 273.15" office:value-type="float" office:value="288.95" calcext:value-type="float">
            <text:p>288.95</text:p>
          </table:table-cell>
          <table:table-cell table:formula="of:=1/[.D19]" office:value-type="float" office:value="0.00346080636788372" calcext:value-type="float">
            <text:p>3.4608E-003</text:p>
          </table:table-cell>
          <table:table-cell table:style-name="ce3" table:formula="of:=0.28/([.D19]^2)" office:value-type="float" office:value="0.00000335361060047566" calcext:value-type="float">
            <text:p>3.3536E-006</text:p>
          </table:table-cell>
          <table:table-cell office:value-type="float" office:value="35.7" calcext:value-type="float">
            <text:p>35.7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6.4" calcext:value-type="float">
            <text:p>16.4</text:p>
          </table:table-cell>
          <table:table-cell table:formula="of:=([.B20]+[.C20])/2 + 273.15" office:value-type="float" office:value="289.55" calcext:value-type="float">
            <text:p>289.55</text:p>
          </table:table-cell>
          <table:table-cell table:formula="of:=1/[.D20]" office:value-type="float" office:value="0.0034536349507857" calcext:value-type="float">
            <text:p>3.4536E-003</text:p>
          </table:table-cell>
          <table:table-cell table:style-name="ce3" table:formula="of:=0.28/([.D20]^2)" office:value-type="float" office:value="0.0000033397264245208" calcext:value-type="float">
            <text:p>3.3397E-006</text:p>
          </table:table-cell>
          <table:table-cell office:value-type="float" office:value="33.1" calcext:value-type="float">
            <text:p>33.1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7" calcext:value-type="float">
            <text:p>17.0</text:p>
          </table:table-cell>
          <table:table-cell table:formula="of:=([.B21]+[.C21])/2 + 273.15" office:value-type="float" office:value="290.15" calcext:value-type="float">
            <text:p>290.15</text:p>
          </table:table-cell>
          <table:table-cell table:formula="of:=1/[.D21]" office:value-type="float" office:value="0.00344649319317594" calcext:value-type="float">
            <text:p>3.4465E-003</text:p>
          </table:table-cell>
          <table:table-cell table:style-name="ce3" table:formula="of:=0.28/([.D21]^2)" office:value-type="float" office:value="0.00000332592829257027" calcext:value-type="float">
            <text:p>3.3259E-006</text:p>
          </table:table-cell>
          <table:table-cell office:value-type="float" office:value="31.1" calcext:value-type="float">
            <text:p>31.1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7.5" calcext:value-type="float">
            <text:p>17.5</text:p>
          </table:table-cell>
          <table:table-cell table:formula="of:=([.B22]+[.C22])/2 + 273.15" office:value-type="float" office:value="290.65" calcext:value-type="float">
            <text:p>290.65</text:p>
          </table:table-cell>
          <table:table-cell table:formula="of:=1/[.D22]" office:value-type="float" office:value="0.00344056425253742" calcext:value-type="float">
            <text:p>3.4406E-003</text:p>
          </table:table-cell>
          <table:table-cell table:style-name="ce3" table:formula="of:=0.28/([.D22]^2)" office:value-type="float" office:value="0.00000331449506523474" calcext:value-type="float">
            <text:p>3.3145E-006</text:p>
          </table:table-cell>
          <table:table-cell office:value-type="float" office:value="29.7" calcext:value-type="float">
            <text:p>29.7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7.9" calcext:value-type="float">
            <text:p>17.9</text:p>
          </table:table-cell>
          <table:table-cell table:formula="of:=([.B23]+[.C23])/2 + 273.15" office:value-type="float" office:value="291.05" calcext:value-type="float">
            <text:p>291.05</text:p>
          </table:table-cell>
          <table:table-cell table:formula="of:=1/[.D23]" office:value-type="float" office:value="0.00343583576705034" calcext:value-type="float">
            <text:p>3.4358E-003</text:p>
          </table:table-cell>
          <table:table-cell table:style-name="ce3" table:formula="of:=0.28/([.D23]^2)" office:value-type="float" office:value="0.00000330539087707986" calcext:value-type="float">
            <text:p>3.3054E-006</text:p>
          </table:table-cell>
          <table:table-cell office:value-type="float" office:value="28.4" calcext:value-type="float">
            <text:p>28.4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.3" calcext:value-type="float">
            <text:p>18.3</text:p>
          </table:table-cell>
          <table:table-cell office:value-type="float" office:value="18.4" calcext:value-type="float">
            <text:p>18.4</text:p>
          </table:table-cell>
          <table:table-cell table:formula="of:=([.B24]+[.C24])/2 + 273.15" office:value-type="float" office:value="291.5" calcext:value-type="float">
            <text:p>291.50</text:p>
          </table:table-cell>
          <table:table-cell table:formula="of:=1/[.D24]" office:value-type="float" office:value="0.00343053173241852" calcext:value-type="float">
            <text:p>3.4305E-003</text:p>
          </table:table-cell>
          <table:table-cell table:style-name="ce3" table:formula="of:=0.28/([.D24]^2)" office:value-type="float" office:value="0.00000329519343079653" calcext:value-type="float">
            <text:p>3.2952E-006</text:p>
          </table:table-cell>
          <table:table-cell office:value-type="float" office:value="27.4" calcext:value-type="float">
            <text:p>27.4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.0</text:p>
          </table:table-cell>
          <table:table-cell office:value-type="float" office:value="10.4" calcext:value-type="float">
            <text:p>10.4</text:p>
          </table:table-cell>
          <table:table-cell table:formula="of:=([.B25]+[.C25])/2 + 273.15" office:value-type="float" office:value="283.35" calcext:value-type="float">
            <text:p>283.35</text:p>
          </table:table-cell>
          <table:table-cell table:formula="of:=1/[.D25]" office:value-type="float" office:value="0.00352920416446091" calcext:value-type="float">
            <text:p>3.5292E-003</text:p>
          </table:table-cell>
          <table:table-cell table:style-name="ce3" table:formula="of:=0.28/([.D25]^2)" office:value-type="float" office:value="0.00000348747896964551" calcext:value-type="float">
            <text:p>3.4875E-006</text:p>
          </table:table-cell>
          <table:table-cell office:value-type="float" office:value="27" calcext:value-type="float">
            <text:p>27.0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20.60</text:p>
          </table:table-cell>
          <table:table-cell office:value-type="string" calcext:value-type="string">
            <text:p>Relativ weit am Ran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2" calcext:value-type="float">
            <text:p>12.2</text:p>
          </table:table-cell>
          <table:table-cell office:value-type="float" office:value="12.3" calcext:value-type="float">
            <text:p>12.3</text:p>
          </table:table-cell>
          <table:table-cell table:formula="of:=([.B26]+[.C26])/2 + 273.15" office:value-type="float" office:value="285.4" calcext:value-type="float">
            <text:p>285.40</text:p>
          </table:table-cell>
          <table:table-cell table:formula="of:=1/[.D26]" office:value-type="float" office:value="0.00350385423966363" calcext:value-type="float">
            <text:p>3.5039E-003</text:p>
          </table:table-cell>
          <table:table-cell table:style-name="ce3" table:formula="of:=0.28/([.D26]^2)" office:value-type="float" office:value="0.00000343755846918646" calcext:value-type="float">
            <text:p>3.4376E-006</text:p>
          </table:table-cell>
          <table:table-cell office:value-type="float" office:value="24.6" calcext:value-type="float">
            <text:p>24.6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3.4" calcext:value-type="float">
            <text:p>13.4</text:p>
          </table:table-cell>
          <table:table-cell table:formula="of:=([.B27]+[.C27])/2 + 273.15" office:value-type="float" office:value="286.55" calcext:value-type="float">
            <text:p>286.55</text:p>
          </table:table-cell>
          <table:table-cell table:formula="of:=1/[.D27]" office:value-type="float" office:value="0.00348979235735474" calcext:value-type="float">
            <text:p>3.4898E-003</text:p>
          </table:table-cell>
          <table:table-cell table:style-name="ce3" table:formula="of:=0.28/([.D27]^2)" office:value-type="float" office:value="0.00000341002219528643" calcext:value-type="float">
            <text:p>3.4100E-006</text:p>
          </table:table-cell>
          <table:table-cell office:value-type="float" office:value="20.4" calcext:value-type="float">
            <text:p>20.4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2" calcext:value-type="float">
            <text:p>14.2</text:p>
          </table:table-cell>
          <table:table-cell office:value-type="float" office:value="14.3" calcext:value-type="float">
            <text:p>14.3</text:p>
          </table:table-cell>
          <table:table-cell table:formula="of:=([.B28]+[.C28])/2 + 273.15" office:value-type="float" office:value="287.4" calcext:value-type="float">
            <text:p>287.40</text:p>
          </table:table-cell>
          <table:table-cell table:formula="of:=1/[.D28]" office:value-type="float" office:value="0.0034794711203897" calcext:value-type="float">
            <text:p>3.4795E-003</text:p>
          </table:table-cell>
          <table:table-cell table:style-name="ce3" table:formula="of:=0.28/([.D28]^2)" office:value-type="float" office:value="0.00000338988139773527" calcext:value-type="float">
            <text:p>3.3899E-006</text:p>
          </table:table-cell>
          <table:table-cell office:value-type="float" office:value="19.2" calcext:value-type="float">
            <text:p>19.2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9" calcext:value-type="float">
            <text:p>14.9</text:p>
          </table:table-cell>
          <table:table-cell office:value-type="float" office:value="15" calcext:value-type="float">
            <text:p>15.0</text:p>
          </table:table-cell>
          <table:table-cell table:formula="of:=([.B29]+[.C29])/2 + 273.15" office:value-type="float" office:value="288.1" calcext:value-type="float">
            <text:p>288.10</text:p>
          </table:table-cell>
          <table:table-cell table:formula="of:=1/[.D29]" office:value-type="float" office:value="0.00347101700798334" calcext:value-type="float">
            <text:p>3.4710E-003</text:p>
          </table:table-cell>
          <table:table-cell table:style-name="ce3" table:formula="of:=0.28/([.D29]^2)" office:value-type="float" office:value="0.00000337342853951869" calcext:value-type="float">
            <text:p>3.3734E-006</text:p>
          </table:table-cell>
          <table:table-cell office:value-type="float" office:value="17" calcext:value-type="float">
            <text:p>17.0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5.6" calcext:value-type="float">
            <text:p>15.6</text:p>
          </table:table-cell>
          <table:table-cell table:formula="of:=([.B30]+[.C30])/2 + 273.15" office:value-type="float" office:value="288.75" calcext:value-type="float">
            <text:p>288.75</text:p>
          </table:table-cell>
          <table:table-cell table:formula="of:=1/[.D30]" office:value-type="float" office:value="0.00346320346320346" calcext:value-type="float">
            <text:p>3.4632E-003</text:p>
          </table:table-cell>
          <table:table-cell table:style-name="ce3" table:formula="of:=0.28/([.D30]^2)" office:value-type="float" office:value="0.00000335825790371245" calcext:value-type="float">
            <text:p>3.3583E-006</text:p>
          </table:table-cell>
          <table:table-cell office:value-type="float" office:value="15.5" calcext:value-type="float">
            <text:p>15.5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6.2" calcext:value-type="float">
            <text:p>16.2</text:p>
          </table:table-cell>
          <table:table-cell table:formula="of:=([.B31]+[.C31])/2 + 273.15" office:value-type="float" office:value="289.35" calcext:value-type="float">
            <text:p>289.35</text:p>
          </table:table-cell>
          <table:table-cell table:formula="of:=1/[.D31]" office:value-type="float" office:value="0.00345602211854156" calcext:value-type="float">
            <text:p>3.4560E-003</text:p>
          </table:table-cell>
          <table:table-cell table:style-name="ce3" table:formula="of:=0.28/([.D31]^2)" office:value-type="float" office:value="0.00000334434488747758" calcext:value-type="float">
            <text:p>3.3443E-006</text:p>
          </table:table-cell>
          <table:table-cell office:value-type="float" office:value="14.4" calcext:value-type="float">
            <text:p>14.4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20.60</text:p>
          </table:table-cell>
          <table:table-cell office:value-type="string" calcext:value-type="string">
            <text:p>Relativ weit am Ran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6.8" calcext:value-type="float">
            <text:p>16.8</text:p>
          </table:table-cell>
          <table:table-cell table:formula="of:=([.B32]+[.C32])/2 + 273.15" office:value-type="float" office:value="289.95" calcext:value-type="float">
            <text:p>289.95</text:p>
          </table:table-cell>
          <table:table-cell table:formula="of:=1/[.D32]" office:value-type="float" office:value="0.00344887049491292" calcext:value-type="float">
            <text:p>3.4489E-003</text:p>
          </table:table-cell>
          <table:table-cell table:style-name="ce3" table:formula="of:=0.28/([.D32]^2)" office:value-type="float" office:value="0.00000333051815339064" calcext:value-type="float">
            <text:p>3.3305E-006</text:p>
          </table:table-cell>
          <table:table-cell office:value-type="float" office:value="13.5" calcext:value-type="float">
            <text:p>13.5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7.3" calcext:value-type="float">
            <text:p>17.3</text:p>
          </table:table-cell>
          <table:table-cell table:formula="of:=([.B33]+[.C33])/2 + 273.15" office:value-type="float" office:value="290.45" calcext:value-type="float">
            <text:p>290.45</text:p>
          </table:table-cell>
          <table:table-cell table:formula="of:=1/[.D33]" office:value-type="float" office:value="0.00344293337923911" calcext:value-type="float">
            <text:p>3.4429E-003</text:p>
          </table:table-cell>
          <table:table-cell table:style-name="ce3" table:formula="of:=0.28/([.D33]^2)" office:value-type="float" office:value="0.00000331906127108608" calcext:value-type="float">
            <text:p>3.3191E-006</text:p>
          </table:table-cell>
          <table:table-cell office:value-type="float" office:value="12.7" calcext:value-type="float">
            <text:p>12.7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.7" calcext:value-type="float">
            <text:p>17.7</text:p>
          </table:table-cell>
          <table:table-cell office:value-type="float" office:value="17.8" calcext:value-type="float">
            <text:p>17.8</text:p>
          </table:table-cell>
          <table:table-cell table:formula="of:=([.B34]+[.C34])/2 + 273.15" office:value-type="float" office:value="290.9" calcext:value-type="float">
            <text:p>290.90</text:p>
          </table:table-cell>
          <table:table-cell table:formula="of:=1/[.D34]" office:value-type="float" office:value="0.00343760742523204" calcext:value-type="float">
            <text:p>3.4376E-003</text:p>
          </table:table-cell>
          <table:table-cell table:style-name="ce3" table:formula="of:=0.28/([.D34]^2)" office:value-type="float" office:value="0.00000330880054680293" calcext:value-type="float">
            <text:p>3.3088E-006</text:p>
          </table:table-cell>
          <table:table-cell office:value-type="float" office:value="12" calcext:value-type="float">
            <text:p>12.0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8.2" calcext:value-type="float">
            <text:p>18.2</text:p>
          </table:table-cell>
          <table:table-cell table:formula="of:=([.B35]+[.C35])/2 + 273.15" office:value-type="float" office:value="291.35" calcext:value-type="float">
            <text:p>291.35</text:p>
          </table:table-cell>
          <table:table-cell table:formula="of:=1/[.D35]" office:value-type="float" office:value="0.00343229792345976" calcext:value-type="float">
            <text:p>3.4323E-003</text:p>
          </table:table-cell>
          <table:table-cell table:style-name="ce3" table:formula="of:=0.28/([.D35]^2)" office:value-type="float" office:value="0.00000329858732990812" calcext:value-type="float">
            <text:p>3.2986E-006</text:p>
          </table:table-cell>
          <table:table-cell office:value-type="float" office:value="11.6" calcext:value-type="float">
            <text:p>11.6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C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float" office:value="10.8" calcext:value-type="float">
            <text:p>10.8</text:p>
          </table:table-cell>
          <table:table-cell table:formula="of:=([.B36]+[.C36])/2 + 273.15" office:value-type="float" office:value="283.8" calcext:value-type="float">
            <text:p>283.80</text:p>
          </table:table-cell>
          <table:table-cell table:formula="of:=1/[.D36]" office:value-type="float" office:value="0.00352360817477096" calcext:value-type="float">
            <text:p>3.5236E-003</text:p>
          </table:table-cell>
          <table:table-cell table:style-name="ce3" table:formula="of:=0.28/([.D36]^2)" office:value-type="float" office:value="0.00000347642807940758" calcext:value-type="float">
            <text:p>3.4764E-006</text:p>
          </table:table-cell>
          <table:table-cell office:value-type="float" office:value="40.5" calcext:value-type="float">
            <text:p>40.5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O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4" calcext:value-type="float">
            <text:p>12.4</text:p>
          </table:table-cell>
          <table:table-cell office:value-type="float" office:value="12.5" calcext:value-type="float">
            <text:p>12.5</text:p>
          </table:table-cell>
          <table:table-cell table:formula="of:=([.B37]+[.C37])/2 + 273.15" office:value-type="float" office:value="285.6" calcext:value-type="float">
            <text:p>285.60</text:p>
          </table:table-cell>
          <table:table-cell table:formula="of:=1/[.D37]" office:value-type="float" office:value="0.00350140056022409" calcext:value-type="float">
            <text:p>3.5014E-003</text:p>
          </table:table-cell>
          <table:table-cell table:style-name="ce3" table:formula="of:=0.28/([.D37]^2)" office:value-type="float" office:value="0.00000343274564727852" calcext:value-type="float">
            <text:p>3.4327E-006</text:p>
          </table:table-cell>
          <table:table-cell office:value-type="float" office:value="36.7" calcext:value-type="float">
            <text:p>36.7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O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3.6" calcext:value-type="float">
            <text:p>13.6</text:p>
          </table:table-cell>
          <table:table-cell table:formula="of:=([.B38]+[.C38])/2 + 273.15" office:value-type="float" office:value="286.75" calcext:value-type="float">
            <text:p>286.75</text:p>
          </table:table-cell>
          <table:table-cell table:formula="of:=1/[.D38]" office:value-type="float" office:value="0.003487358326068" calcext:value-type="float">
            <text:p>3.4874E-003</text:p>
          </table:table-cell>
          <table:table-cell table:style-name="ce3" table:formula="of:=0.28/([.D38]^2)" office:value-type="float" office:value="0.00000340526706643083" calcext:value-type="float">
            <text:p>3.4053E-006</text:p>
          </table:table-cell>
          <table:table-cell office:value-type="float" office:value="32.5" calcext:value-type="float">
            <text:p>32.5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O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3" calcext:value-type="float">
            <text:p>14.3</text:p>
          </table:table-cell>
          <table:table-cell office:value-type="float" office:value="14.4" calcext:value-type="float">
            <text:p>14.4</text:p>
          </table:table-cell>
          <table:table-cell table:formula="of:=([.B39]+[.C39])/2 + 273.15" office:value-type="float" office:value="287.5" calcext:value-type="float">
            <text:p>287.50</text:p>
          </table:table-cell>
          <table:table-cell table:formula="of:=1/[.D39]" office:value-type="float" office:value="0.00347826086956522" calcext:value-type="float">
            <text:p>3.4783E-003</text:p>
          </table:table-cell>
          <table:table-cell table:style-name="ce3" table:formula="of:=0.28/([.D39]^2)" office:value-type="float" office:value="0.0000033875236294896" calcext:value-type="float">
            <text:p>3.3875E-006</text:p>
          </table:table-cell>
          <table:table-cell office:value-type="float" office:value="28.8" calcext:value-type="float">
            <text:p>28.8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O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5.1" calcext:value-type="float">
            <text:p>15.1</text:p>
          </table:table-cell>
          <table:table-cell table:formula="of:=([.B40]+[.C40])/2 + 273.15" office:value-type="float" office:value="288.25" calcext:value-type="float">
            <text:p>288.25</text:p>
          </table:table-cell>
          <table:table-cell table:formula="of:=1/[.D40]" office:value-type="float" office:value="0.00346921075455334" calcext:value-type="float">
            <text:p>3.4692E-003</text:p>
          </table:table-cell>
          <table:table-cell table:style-name="ce3" table:formula="of:=0.28/([.D40]^2)" office:value-type="float" office:value="0.00000336991851266239" calcext:value-type="float">
            <text:p>3.3699E-006</text:p>
          </table:table-cell>
          <table:table-cell office:value-type="float" office:value="25.6" calcext:value-type="float">
            <text:p>25.6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O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5.7" calcext:value-type="float">
            <text:p>15.7</text:p>
          </table:table-cell>
          <table:table-cell table:formula="of:=([.B41]+[.C41])/2 + 273.15" office:value-type="float" office:value="288.85" calcext:value-type="float">
            <text:p>288.85</text:p>
          </table:table-cell>
          <table:table-cell table:formula="of:=1/[.D41]" office:value-type="float" office:value="0.00346200450060585" calcext:value-type="float">
            <text:p>3.4620E-003</text:p>
          </table:table-cell>
          <table:table-cell table:style-name="ce3" table:formula="of:=0.28/([.D41]^2)" office:value-type="float" office:value="0.00000335593304542025" calcext:value-type="float">
            <text:p>3.3559E-006</text:p>
          </table:table-cell>
          <table:table-cell office:value-type="float" office:value="23.4" calcext:value-type="float">
            <text:p>23.4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O</text:p>
          </table:table-cell>
          <table:table-cell table:style-name="ce2" office:value-type="string" calcext:value-type="string">
            <text:p>20.60</text:p>
          </table:table-cell>
          <table:table-cell office:value-type="string" calcext:value-type="string">
            <text:p>Relativ weit am Ran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.3" calcext:value-type="float">
            <text:p>16.3</text:p>
          </table:table-cell>
          <table:table-cell office:value-type="float" office:value="16.4" calcext:value-type="float">
            <text:p>16.4</text:p>
          </table:table-cell>
          <table:table-cell table:formula="of:=([.B42]+[.C42])/2 + 273.15" office:value-type="float" office:value="289.5" calcext:value-type="float">
            <text:p>289.50</text:p>
          </table:table-cell>
          <table:table-cell table:formula="of:=1/[.D42]" office:value-type="float" office:value="0.00345423143350604" calcext:value-type="float">
            <text:p>3.4542E-003</text:p>
          </table:table-cell>
          <table:table-cell table:style-name="ce3" table:formula="of:=0.28/([.D42]^2)" office:value-type="float" office:value="0.00000334088014294194" calcext:value-type="float">
            <text:p>3.3409E-006</text:p>
          </table:table-cell>
          <table:table-cell office:value-type="float" office:value="21.3" calcext:value-type="float">
            <text:p>21.3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O</text:p>
          </table:table-cell>
          <table:table-cell table:style-name="ce2" office:value-type="string" calcext:value-type="string">
            <text:p>20.60</text:p>
          </table:table-cell>
          <table:table-cell office:value-type="string" calcext:value-type="string">
            <text:p>Sehr weit am Rand, Verstoppt, ca. 0.3 sec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.8" calcext:value-type="float">
            <text:p>16.8</text:p>
          </table:table-cell>
          <table:table-cell office:value-type="float" office:value="16.9" calcext:value-type="float">
            <text:p>16.9</text:p>
          </table:table-cell>
          <table:table-cell table:formula="of:=([.B43]+[.C43])/2 + 273.15" office:value-type="float" office:value="290" calcext:value-type="float">
            <text:p>290.00</text:p>
          </table:table-cell>
          <table:table-cell table:formula="of:=1/[.D43]" office:value-type="float" office:value="0.00344827586206897" calcext:value-type="float">
            <text:p>3.4483E-003</text:p>
          </table:table-cell>
          <table:table-cell table:style-name="ce3" table:formula="of:=0.28/([.D43]^2)" office:value-type="float" office:value="0.00000332936979785969" calcext:value-type="float">
            <text:p>3.3294E-006</text:p>
          </table:table-cell>
          <table:table-cell office:value-type="float" office:value="20.5" calcext:value-type="float">
            <text:p>20.5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O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7.4" calcext:value-type="float">
            <text:p>17.4</text:p>
          </table:table-cell>
          <table:table-cell table:formula="of:=([.B44]+[.C44])/2 + 273.15" office:value-type="float" office:value="290.55" calcext:value-type="float">
            <text:p>290.55</text:p>
          </table:table-cell>
          <table:table-cell table:formula="of:=1/[.D44]" office:value-type="float" office:value="0.00344174840819136" calcext:value-type="float">
            <text:p>3.4417E-003</text:p>
          </table:table-cell>
          <table:table-cell table:style-name="ce3" table:formula="of:=0.28/([.D44]^2)" office:value-type="float" office:value="0.00000331677698948058" calcext:value-type="float">
            <text:p>3.3168E-006</text:p>
          </table:table-cell>
          <table:table-cell office:value-type="float" office:value="19.1" calcext:value-type="float">
            <text:p>19.1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O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7.8" calcext:value-type="float">
            <text:p>17.8</text:p>
          </table:table-cell>
          <table:table-cell table:formula="of:=([.B45]+[.C45])/2 + 273.15" office:value-type="float" office:value="290.95" calcext:value-type="float">
            <text:p>290.95</text:p>
          </table:table-cell>
          <table:table-cell table:formula="of:=1/[.D45]" office:value-type="float" office:value="0.00343701666953085" calcext:value-type="float">
            <text:p>3.4370E-003</text:p>
          </table:table-cell>
          <table:table-cell table:style-name="ce3" table:formula="of:=0.28/([.D45]^2)" office:value-type="float" office:value="0.00000330766340425722" calcext:value-type="float">
            <text:p>3.3077E-006</text:p>
          </table:table-cell>
          <table:table-cell office:value-type="float" office:value="18.5" calcext:value-type="float">
            <text:p>18.5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O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8.2" calcext:value-type="float">
            <text:p>18.2</text:p>
          </table:table-cell>
          <table:table-cell table:formula="of:=([.B46]+[.C46])/2 + 273.15" office:value-type="float" office:value="291.35" calcext:value-type="float">
            <text:p>291.35</text:p>
          </table:table-cell>
          <table:table-cell table:formula="of:=1/[.D46]" office:value-type="float" office:value="0.00343229792345976" calcext:value-type="float">
            <text:p>3.4323E-003</text:p>
          </table:table-cell>
          <table:table-cell table:style-name="ce3" table:formula="of:=0.28/([.D46]^2)" office:value-type="float" office:value="0.00000329858732990812" calcext:value-type="float">
            <text:p>3.2986E-006</text:p>
          </table:table-cell>
          <table:table-cell office:value-type="float" office:value="18" calcext:value-type="float">
            <text:p>18.0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O</text:p>
          </table:table-cell>
          <table:table-cell table:style-name="ce2" office:value-type="string" calcext:value-type="string">
            <text:p>20.6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6" calcext:value-type="float">
            <text:p>8.6</text:p>
          </table:table-cell>
          <table:table-cell table:number-columns-repeated="7"/>
          <table:table-cell table:style-name="ce2" office:value-type="string" calcext:value-type="string">
            <text:p>20.60</text:p>
          </table:table-cell>
          <table:table-cell office:value-type="string" calcext:value-type="string">
            <text:p>Anfangstemperatur</text:p>
          </table:table-cell>
        </table:table-row>
        <table:table-row table:style-name="ro1" table:number-rows-repeated="8">
          <table:table-cell table:number-columns-repeated="11"/>
        </table:table-row>
        <table:table-row table:style-name="ro1">
          <table:table-cell table:number-columns-repeated="5"/>
          <table:table-cell office:value-type="float" office:value="14" calcext:value-type="float">
            <text:p>14.00</text:p>
          </table:table-cell>
          <table:table-cell table:number-columns-repeated="5"/>
        </table:table-row>
        <table:table-row table:style-name="ro1" table:number-rows-repeated="104851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3:Sheet1.K47" table:contains-header="false">
          <table:sort>
            <table:sort-by table:field-number="4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scientific-number number:decimal-places="4" number:min-integer-digits="1" number:min-exponent-digits="3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6">00/00/0000</text:date>, <text:time style:data-style-name="N2" text:time-value="0000-00-00T00:00:04.1060883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6T17:06:30.578559694</meta:creation-date>
    <dc:date>2014-05-16T19:32:44.264228819</dc:date>
    <meta:editing-duration>PT29M55S</meta:editing-duration>
    <meta:editing-cycles>13</meta:editing-cycles>
    <meta:generator>LibreOffice/4.1.3.2$Linux_X86_64 LibreOffice_project/410m0$Build-2</meta:generator>
    <meta:document-statistic meta:table-count="1" meta:cell-count="467" meta:object-count="0"/>
  </office:meta>
</office:document-meta>
</file>